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27af6" officeooo:paragraph-rsid="00127af6"/>
    </style:style>
    <style:style style:name="P2" style:family="paragraph" style:parent-style-name="Heading_20_1">
      <style:paragraph-properties fo:text-align="center" style:justify-single-word="false" fo:break-before="page"/>
      <style:text-properties officeooo:rsid="00127af6" officeooo:paragraph-rsid="00127af6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rsid="00127af6" officeooo:paragraph-rsid="00127af6"/>
    </style:style>
    <style:style style:name="P4" style:family="paragraph" style:parent-style-name="Text_20_body" style:list-style-name="L1">
      <style:paragraph-properties fo:text-align="justify" style:justify-single-word="false"/>
      <style:text-properties officeooo:rsid="001344ec" officeooo:paragraph-rsid="001344ec"/>
    </style:style>
    <style:style style:name="P5" style:family="paragraph" style:parent-style-name="Text_20_body">
      <style:paragraph-properties fo:text-align="justify" style:justify-single-word="false"/>
      <style:text-properties officeooo:rsid="001344ec" officeooo:paragraph-rsid="001344ec"/>
    </style:style>
    <style:style style:name="P6" style:family="paragraph" style:parent-style-name="Heading_20_1">
      <style:paragraph-properties fo:text-align="center" style:justify-single-word="false"/>
      <style:text-properties officeooo:rsid="001344ec" officeooo:paragraph-rsid="001344ec"/>
    </style:style>
    <style:style style:name="P7" style:family="paragraph" style:parent-style-name="Text_20_body" style:list-style-name="L2">
      <style:paragraph-properties fo:text-align="justify" style:justify-single-word="false"/>
      <style:text-properties officeooo:rsid="001344ec" officeooo:paragraph-rsid="001344ec"/>
    </style:style>
    <style:style style:name="P8" style:family="paragraph" style:parent-style-name="Heading_20_1">
      <style:paragraph-properties fo:text-align="center" style:justify-single-word="false"/>
      <style:text-properties officeooo:rsid="0014ce18" officeooo:paragraph-rsid="0014ce18"/>
    </style:style>
    <style:style style:name="P9" style:family="paragraph" style:parent-style-name="Text_20_body" style:list-style-name="L3">
      <style:paragraph-properties fo:text-align="justify" style:justify-single-word="false"/>
      <style:text-properties officeooo:rsid="0015ecb7" officeooo:paragraph-rsid="0015ecb7"/>
    </style:style>
    <style:style style:name="P10" style:family="paragraph" style:parent-style-name="Text_20_body" style:list-style-name="L3">
      <style:text-properties officeooo:paragraph-rsid="0017240d"/>
    </style:style>
    <style:style style:name="P11" style:family="paragraph" style:parent-style-name="Heading_20_2">
      <style:text-properties officeooo:rsid="0017f8d0" officeooo:paragraph-rsid="0017f8d0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text-properties fo:color="#000000" loext:opacity="100%" officeooo:rsid="0017f8d0" officeooo:paragraph-rsid="0017f8d0"/>
    </style:style>
    <style:style style:name="P14" style:family="paragraph" style:parent-style-name="Heading_20_1">
      <style:paragraph-properties fo:text-align="center" style:justify-single-word="false"/>
      <style:text-properties officeooo:rsid="0017f8d0" officeooo:paragraph-rsid="0017f8d0"/>
    </style:style>
    <style:style style:name="P15" style:family="paragraph" style:parent-style-name="Text_20_body" style:list-style-name="L5">
      <style:paragraph-properties fo:text-align="justify" style:justify-single-word="false"/>
      <style:text-properties officeooo:rsid="0017f8d0" officeooo:paragraph-rsid="0017f8d0"/>
    </style:style>
    <style:style style:name="P16" style:family="paragraph" style:parent-style-name="Text_20_body" style:list-style-name="L5">
      <style:paragraph-properties fo:text-align="justify" style:justify-single-word="false"/>
      <style:text-properties officeooo:rsid="00192457" officeooo:paragraph-rsid="00192457"/>
    </style:style>
    <style:style style:name="T1" style:family="text">
      <style:text-properties officeooo:rsid="001344ec"/>
    </style:style>
    <style:style style:name="T2" style:family="text">
      <style:text-properties officeooo:rsid="0017f8d0"/>
    </style:style>
    <style:style style:name="T3" style:family="text">
      <style:text-properties officeooo:rsid="0014ce18"/>
    </style:style>
    <style:style style:name="T4" style:family="text">
      <style:text-properties fo:color="#c9211e" loext:opacity="100%"/>
    </style:style>
    <style:style style:name="T5" style:family="text">
      <style:text-properties fo:color="#000000" loext:opacity="100%" officeooo:rsid="0015ecb7"/>
    </style:style>
    <style:style style:name="T6" style:family="text">
      <style:text-properties fo:color="#c9211e" loext:opacity="100%" officeooo:rsid="0015ecb7"/>
    </style:style>
    <style:style style:name="T7" style:family="text">
      <style:text-properties fo:color="#c9211e" loext:opacity="100%" officeooo:rsid="0017f8d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AND GITHUB </text:p>
      <text:p text:style-name="Subtitle">CRASH COURSE</text:p>
      <text:h text:style-name="P2" text:outline-level="1">WHAT IS GIT?</text:h>
      <text:list text:style-name="L1">
        <text:list-item>
          <text:p text:style-name="P3">Git is a version control system for tracking changes in computer files </text:p>
        </text:list-item>
        <text:list-item>
          <text:p text:style-name="P3">it needs no specific language or framework, it just stores files</text:p>
        </text:list-item>
        <text:list-item>
          <text:p text:style-name="P3">it’s a distributed or decentralized version control system, so it’s not mandatory to be on the same network when multiple people work on the same files</text:p>
        </text:list-item>
        <text:list-item>
          <text:p text:style-name="P3">git coordinates work between multiple developers and it tracks <text:span text:style-name="T1">every single version or change on the system or project</text:span></text:p>
        </text:list-item>
        <text:list-item>
          <text:p text:style-name="P4">it also allows you to revert back to specific versions at any point in time so far it was committed to the repository </text:p>
        </text:list-item>
        <text:list-item>
          <text:p text:style-name="P4">you commit to your local repository on your local machine, and then push to your remote repository like Github</text:p>
        </text:list-item>
        <text:list-item>
          <text:p text:style-name="P4">You do not need internet to work on your local repository, but you do need internet to push to your remote repository</text:p>
        </text:list-item>
      </text:list>
      <text:p text:style-name="P5"/>
      <text:h text:style-name="P6" text:outline-level="1">CONCEPTS OF GIT</text:h>
      <text:list text:style-name="L2">
        <text:list-item>
          <text:p text:style-name="P7">Keeps track of code history by taking snapshots of your files, you make these snapshots by making a “commit”</text:p>
        </text:list-item>
        <text:list-item>
          <text:p text:style-name="P7">You can visit any snapshot at any time</text:p>
        </text:list-item>
        <text:list-item>
          <text:p text:style-name="P7">You can stage files before committing, <text:span text:style-name="T2">done with a simple “add” command</text:span></text:p>
        </text:list-item>
        <text:list-item>
          <text:p text:style-name="P7">Once you commit other developers can then pull <text:span text:style-name="T3">your code into their system</text:span></text:p>
        </text:list-item>
      </text:list>
      <text:p text:style-name="P5"/>
      <text:p text:style-name="P5"/>
      <text:h text:style-name="P8" text:outline-level="1">BASIC COMMANDS</text:h>
      <text:list text:style-name="L3">
        <text:list-item>
          <text:p text:style-name="P9">$ git init <text:s text:c="3"/>// Initialize Local Git Repository</text:p>
        </text:list-item>
        <text:list-item>
          <text:p text:style-name="P9">$ git add &lt;file&gt; <text:s text:c="2"/>// Add file(s) To index<text:span text:style-name="T4">, add specified files to the staging area of the index</text:span></text:p>
        </text:list-item>
        <text:list-item>
          <text:p text:style-name="P10"><text:span text:style-name="T5">$ git status <text:s text:c="2"/>// Check status of working tree, </text:span><text:span text:style-name="T6">to check what you have in you r staging area when you’re ready to commit, it’d display the difference between the working tree and the staging area in the index</text:span></text:p>
        </text:list-item>
        <text:list-item>
          <text:p text:style-name="P10"><text:span text:style-name="T5">$ git commit <text:s/>// <text:s/>Commit changes in index, </text:span><text:span text:style-name="T6">takes everything in the index or staging area and commit it to the local repository.</text:span></text:p>
        </text:list-item>
      </text:list>
      <text:h text:style-name="P11" text:outline-level="2">For Remote Repositories</text:h>
      <text:list text:style-name="L4">
        <text:list-item>
          <text:p text:style-name="P12"><text:span text:style-name="T2">$ git push // Push to remote repository, </text:span><text:span text:style-name="T7">it requires passwords?</text:span></text:p>
        </text:list-item>
        <text:list-item>
          <text:p text:style-name="P13"><text:soft-page-break/>$ git pull // Pull latest from remote repository </text:p>
        </text:list-item>
      </text:list>
      <text:h text:style-name="P14" text:outline-level="1">INSTALLING GIT</text:h>
      <text:list text:style-name="L5">
        <text:list-item>
          <text:p text:style-name="P15">For windows – use <text:a xlink:type="simple" xlink:href="http://git-scm.com/download" text:style-name="Internet_20_link" text:visited-style-name="Visited_20_Internet_20_Link">git-scm.com</text:a></text:p>
        </text:list-item>
        <text:list-item>
          <text:p text:style-name="P15">it’s preferable <text:s/>to use terminal or cmd window or graphical tools </text:p>
        </text:list-item>
        <text:list-item>
          <text:p text:style-name="P16">using the terminal ain’t that difficult, as you don’t need to learn everything</text:p>
        </text:list-item>
        <text:list-item>
          <text:p text:style-name="P16">when installing on windows, don’t install experimental tools</text:p>
        </text:list-item>
        <text:list-item>
          <text:p text:style-name="P16">it’s advice-able to use git bash over windows cmd</text:p>
        </text:list-item>
        <text:list-item>
          <text:p text:style-name="P16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8T16:08:03.171121800</meta:creation-date>
    <dc:date>2025-05-29T21:29:57.922130128</dc:date>
    <meta:editing-duration>PT3H20M2S</meta:editing-duration>
    <meta:editing-cycles>4</meta:editing-cycles>
    <meta:generator>LibreOffice/25.2.3.2$Linux_X86_64 LibreOffice_project/520$Build-2</meta:generator>
    <meta:document-statistic meta:table-count="0" meta:image-count="0" meta:object-count="0" meta:page-count="3" meta:paragraph-count="30" meta:word-count="379" meta:character-count="2041" meta:non-whitespace-character-count="1698"/>
  </office:meta>
</office:document-meta>
</file>